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officeooo:rsid="04c9a509"/>
    </style:style>
    <style:style style:name="T131" style:family="text">
      <style:text-properties officeooo:rsid="04cb73aa"/>
    </style:style>
    <style:style style:name="T132" style:family="text">
      <style:text-properties officeooo:rsid="04cc9b85"/>
    </style:style>
    <style:style style:name="T133" style:family="text">
      <style:text-properties fo:font-style="italic" officeooo:rsid="04cc9b85" style:font-style-asian="italic" style:font-style-complex="italic"/>
    </style:style>
    <style:style style:name="T134" style:family="text">
      <style:text-properties fo:font-style="italic" officeooo:rsid="04d6364a" style:font-style-asian="italic" style:font-style-complex="italic"/>
    </style:style>
    <style:style style:name="T135" style:family="text">
      <style:text-properties officeooo:rsid="04ccaae3"/>
    </style:style>
    <style:style style:name="T136" style:family="text">
      <style:text-properties officeooo:rsid="04d08112"/>
    </style:style>
    <style:style style:name="T137" style:family="text">
      <style:text-properties officeooo:rsid="04d1d0fa"/>
    </style:style>
    <style:style style:name="T138" style:family="text">
      <style:text-properties officeooo:rsid="04d24b16"/>
    </style:style>
    <style:style style:name="T139" style:family="text">
      <style:text-properties officeooo:rsid="04d350a3"/>
    </style:style>
    <style:style style:name="T140" style:family="text">
      <style:text-properties officeooo:rsid="04d35594"/>
    </style:style>
    <style:style style:name="T141" style:family="text">
      <style:text-properties officeooo:rsid="04d519be"/>
    </style:style>
    <style:style style:name="T142" style:family="text">
      <style:text-properties officeooo:rsid="04d6364a"/>
    </style:style>
    <style:style style:name="T143" style:family="text">
      <style:text-properties officeooo:rsid="04d65fd6"/>
    </style:style>
    <style:style style:name="T144" style:family="text">
      <style:text-properties officeooo:rsid="04d76090"/>
    </style:style>
    <style:style style:name="T145" style:family="text">
      <style:text-properties officeooo:rsid="04d8ec49"/>
    </style:style>
    <style:style style:name="T146" style:family="text">
      <style:text-properties officeooo:rsid="04dce8bb"/>
    </style:style>
    <style:style style:name="T147" style:family="text">
      <style:text-properties officeooo:rsid="04de9114"/>
    </style:style>
    <style:style style:name="T148" style:family="text">
      <style:text-properties officeooo:rsid="04e080ba"/>
    </style:style>
    <style:style style:name="T149" style:family="text">
      <style:text-properties officeooo:rsid="04e26415"/>
    </style:style>
    <style:style style:name="T150" style:family="text">
      <style:text-properties officeooo:rsid="04e36a6e"/>
    </style:style>
    <style:style style:name="T151" style:family="text">
      <style:text-properties officeooo:rsid="04e37368"/>
    </style:style>
    <style:style style:name="T152" style:family="text">
      <style:text-properties officeooo:rsid="04e42183"/>
    </style:style>
    <style:style style:name="T153" style:family="text">
      <style:text-properties officeooo:rsid="04e5e18f"/>
    </style:style>
    <style:style style:name="T154" style:family="text">
      <style:text-properties officeooo:rsid="04e65d55"/>
    </style:style>
    <style:style style:name="T155" style:family="text">
      <style:text-properties officeooo:rsid="04e81550"/>
    </style:style>
    <style:style style:name="T156" style:family="text">
      <style:text-properties officeooo:rsid="04e8e33c"/>
    </style:style>
    <style:style style:name="T157" style:family="text">
      <style:text-properties officeooo:rsid="04eaabfe"/>
    </style:style>
    <style:style style:name="T158" style:family="text">
      <style:text-properties officeooo:rsid="04ee4d17"/>
    </style:style>
    <style:style style:name="T159" style:family="text">
      <style:text-properties officeooo:rsid="04f008bb"/>
    </style:style>
    <style:style style:name="T160" style:family="text">
      <style:text-properties officeooo:rsid="04f1f546"/>
    </style:style>
    <style:style style:name="T161" style:family="text">
      <style:text-properties officeooo:rsid="04f2cff0"/>
    </style:style>
    <style:style style:name="T162" style:family="text">
      <style:text-properties officeooo:rsid="04f37ca3"/>
    </style:style>
    <style:style style:name="T163" style:family="text">
      <style:text-properties officeooo:rsid="04f4995d"/>
    </style:style>
    <style:style style:name="T164" style:family="text">
      <style:text-properties officeooo:rsid="04f64dc9"/>
    </style:style>
    <style:style style:name="T165" style:family="text">
      <style:text-properties officeooo:rsid="04f65001"/>
    </style:style>
    <style:style style:name="T166" style:family="text">
      <style:text-properties officeooo:rsid="04f7f4b2"/>
    </style:style>
    <style:style style:name="T167" style:family="text">
      <style:text-properties officeooo:rsid="04f89738"/>
    </style:style>
    <style:style style:name="T168" style:family="text">
      <style:text-properties officeooo:rsid="04fa57ac"/>
    </style:style>
    <style:style style:name="T169" style:family="text">
      <style:text-properties officeooo:rsid="04fadb56"/>
    </style:style>
    <style:style style:name="T170" style:family="text">
      <style:text-properties officeooo:rsid="04fd7647"/>
    </style:style>
    <style:style style:name="T171" style:family="text">
      <style:text-properties officeooo:rsid="04fdb251"/>
    </style:style>
    <style:style style:name="T172" style:family="text">
      <style:text-properties officeooo:rsid="04fe869c"/>
    </style:style>
    <style:style style:name="T173" style:family="text">
      <style:text-properties officeooo:rsid="04ff42ea"/>
    </style:style>
    <style:style style:name="T174" style:family="text">
      <style:text-properties officeooo:rsid="050093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31">I guess you might’ve seen it coming.</text:p>
      <text:p text:style-name="P31">I’m selling my house to rafael. He </text:p>
      <text:p text:style-name="P31">says rent will stay the same.</text:p>
      <text:p text:style-name="P3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to her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t in the car, played Wordle (SUAVE in five,) rode to exit 57, loaded in drums/computer, set up the Hog.<text:span text:style-name="T96">1121</text:span> </text:p>
      <text:p text:style-name="P27"><text:s text:c="3"/><text:span text:style-name="T130">I stood around Org, found nothing to do, took a long nap, woke up confused.</text:span><text:span text:style-name="T97">453</text:span><text:span text:style-name="T130"> </text:span><text:span text:style-name="T131">I drank coffee, finished some quests on Axo, hitting 13, set my hearth to the Sepulcher, loitered on other tunes, talked to Hannah a couple times.</text:span><text:span text:style-name="T98">709</text:span></text:p>
      <text:p text:style-name="P27"><text:span text:style-name="T131"><text:s text:c="3"/></text:span><text:span text:style-name="T132">I drove down to Downing, waited for Hannah to arrive, put two pizzas in the oven and ate them while watching </text:span><text:span text:style-name="T133">Kiki’s Delivery Service</text:span><text:span text:style-name="T13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35"> ran ST with Voyagers, BRD with Temple, turned in quests in Stonard, Kargath, Hinterlands,</text:span><text:span text:style-name="T99">404</text:span><text:span text:style-name="T135"> </text:span><text:span text:style-name="T136">edited, printed, pasted pages 4-7,</text:span><text:span text:style-name="T100">427</text:span><text:span text:style-name="T136"> </text:span><text:span text:style-name="T137">took a bath, flossed, talked to Hannah, brushed my teeth, leveled axes in Azshara.</text:span><text:span text:style-name="T101">535</text:span><text:span text:style-name="T137"> </text:span></text:p>
      <text:p text:style-name="P28"><text:s text:c="3"/><text:span text:style-name="T138">Hannah picked me up; we rode to South Slope, Well Played, and entered into an Uno tournament, which </text:span><text:soft-page-break/><text:span text:style-name="T138">was very fun, drinking a latte and eating a vegan egg 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39">I ran Scholo </text:span><text:span text:style-name="T140">winning T0 helm</text:span><text:span text:style-name="T139">, DMT </text:span><text:span text:style-name="T140">winning a 2H sword</text:span><text:span text:style-name="T139">, joined another Scholo group, which fell apart, ran another DMT, </text:span><text:span text:style-name="T140">hitting 59,</text:span><text:span text:style-name="T102">543</text:span><text:span text:style-name="T139"> </text:span><text:span text:style-name="T141">took a bath, laid in bed, looked at my phone.</text:span><text:span text:style-name="T103">621</text:span><text:span text:style-name="T141"> </text:span></text:p>
      <text:p text:style-name="P29"><text:s text:c="3"/><text:span text:style-name="T142">I got dressed. Hannah picked me up and drove us briefly down to Downing. We drove to Character Study, had the second ever Rejection club, where I read a bit of </text:span><text:span text:style-name="T134">On Quality</text:span><text:span text:style-name="T142"> and floated above people socializing. I drove us back down to Downing, and apparently we had a fight because Hannah was guilty about being social, and I got tired of reassuring her she was not a narcissist. </text:span></text:p>
      <text:p text:style-name="P29"><text:s text:c="3"/><text:span text:style-name="T142">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43">I grinded in WPL, ran DMW, UBRS, joined a BRD before the internet went haywire.</text:span><text:span text:style-name="T104">535</text:span><text:span text:style-name="T143"> </text:span><text:span text:style-name="T144">It stayed too laggy to play for several hours. Hannah called at ten, came over to cuddle for an hour. I logged back in, tanked LBRS with only spike of lag, ported to Org.</text:span><text:span text:style-name="T105">128</text:span><text:span text:style-name="T144"> </text:span></text:p>
      <text:p text:style-name="P30"><text:soft-page-break/><text:s text:c="3"/><text:span text:style-name="T145">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45"> </text:span></text:p>
      <text:p text:style-name="P30"><text:s text:c="3"/></text:p>
      <text:p text:style-name="P33">II.XX</text:p>
      <text:p text:style-name="P33"/>
      <text:p text:style-name="P33">I woke, turned on the coffee maker,<text:span text:style-name="T96">923</text:span><text:span text:style-name="T146">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46"> </text:span></text:p>
      <text:p text:style-name="P33"><text:s text:c="3"/><text:span text:style-name="T147">I was very cold, laid under the covers, got some grapes, started a bath,</text:span><text:span text:style-name="T108">302</text:span><text:span text:style-name="T147"> </text:span><text:span text:style-name="T148">one of the hottest I’ve ever taken; I immediately started putting on my outer layers,</text:span><text:span text:style-name="T109">343</text:span><text:span text:style-name="T148"> </text:span><text:span text:style-name="T149">put things from all my toons on the auction house,</text:span><text:span text:style-name="T110">430</text:span><text:span text:style-name="T150"> got dressed, made another coffee.</text:span><text:span text:style-name="T111">509</text:span><text:span text:style-name="T150"> </text:span></text:p>
      <text:p text:style-name="P33"><text:s text:c="3"/><text:span text:style-name="T151">I drove to the WALK, sat in my car a few minutes, went inside, sat at a booth, ordered a Coke. Hannah showed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3"><text:s text:c="3"/><text:span text:style-name="T151">I drove to my house, grabbed my computer, drove down to Downing, decided to make an Ingles run, bought grapes, hop water, bananas, went back to Hannah’s, got undressed, hung with her on the couch, got in bed.</text:span></text:p>
      <text:p text:style-name="P33"/>
      <text:p text:style-name="P34">II.XXI</text:p>
      <text:p text:style-name="P34"/>
      <text:p text:style-name="P34">Woke when my alarm went off at seven, made coffee, ate grapes, sat on the couch, kissed Hannah goodbye, set up the Downing battle station.<text:span text:style-name="T96">753</text:span> </text:p>
      <text:p text:style-name="P35"><text:s text:c="3"/><text:span text:style-name="T152">I ran Strat Undead with Samples, BRD arena runs with Krix, LBRS with Wheaty, BRD with Wheaty, ran </text:span><text:soft-page-break/><text:span text:style-name="T152">around turning in quests, bought Tokup’s epic mount, stood outside of AQ20, didn’t make the cut, ran BWL with KBN, came away empty-handed, ran UBRS with Temple, won hit sholders and a great sword + acquired rend head, did my first arcanite transmute and am probably forgetting a dungeon or two.</text:span><text:span text:style-name="T112">204</text:span><text:span text:style-name="T152"> </text:span></text:p>
      <text:p text:style-name="P35"/>
      <text:p text:style-name="P35"><text:span text:style-name="T153">II.XXII</text:span></text:p>
      <text:p text:style-name="P35"/>
      <text:p text:style-name="P35"><text:span text:style-name="T153">I slept soundly, dreaming of collecting ores from the guild, woke </text:span><text:span text:style-name="T154">ate nine, did the dishes, filled up the kettle.</text:span><text:span text:style-name="T113">912</text:span><text:span text:style-name="T154"> </text:span><text:span text:style-name="T155">I loitered around Org trying to sell things, until, as I was logging off, someone wanted to buy 5x mooncloth. We haggled til 210, which got me three arcane crystals and all the thorium bars I would need for Lionheart helm.</text:span><text:span text:style-name="T114">1128</text:span><text:span text:style-name="T155"> </text:span></text:p>
      <text:p text:style-name="P35"><text:s text:c="3"/><text:span text:style-name="T156">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57">checked all my bank alts,</text:span><text:span text:style-name="T117"> </text:span><text:span text:style-name="T158">flossed, brushed, trimmed, made coffee.</text:span><text:span text:style-name="T117">116</text:span><text:span text:style-name="T116"> </text:span></text:p>
      <text:p text:style-name="P35"><text:span text:style-name="T157"><text:s text:c="3"/></text:span><text:span text:style-name="T159">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5"><text:s text:c="3"/><text:span text:style-name="T159">I had an Athletic at Highland with Charlie and Ryan. We drove through a totally destroyed Biltmore Village playing downer tunes, then had another Athletic at New Belgium, chatted with Cam, talked 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59"> </text:span></text:p>
      <text:p text:style-name="P35"><text:soft-page-break/><text:s text:c="3"/><text:span text:style-name="T160">I did some alt banking, bought blue sapphires, arcane crystals, joined a Temple BWL on Kamaka, won nothing but had fun. I hurried down to Hannah’s house after that, where we cuddled on the couch, slept.</text:span></text:p>
      <text:p text:style-name="P35"/>
      <text:p text:style-name="P36">II.XXIII</text:p>
      <text:p text:style-name="P36"/>
      <text:p text:style-name="P36">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6"><text:s text:c="3"/><text:span text:style-name="T161">I helped Shankz farm some bugs, tanked some of a Scholo run, did ZF, winning both melee rings, a cloak and two set tokens, had Daisy help me transmute a bar and did some alt banking,</text:span><text:span text:style-name="T119">626</text:span><text:span text:style-name="T161"> </text:span><text:span text:style-name="T162">took a bath.</text:span><text:span text:style-name="T120">708</text:span><text:span text:style-name="T162"> </text:span><text:span text:style-name="T163">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63"> </text:span></text:p>
      <text:p text:style-name="P36"><text:s text:c="3"/><text:span text:style-name="T164">I drove down to Downing, ate chilli w/ baked potatoes, watched part of Waiting for Guffman, then Totoro, went to sleep.</text:span></text:p>
      <text:p text:style-name="P36"/>
      <text:p text:style-name="P37">II.XXIV</text:p>
      <text:p text:style-name="P37"/>
      <text:p text:style-name="P37">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7"><text:soft-page-break/><text:s text:c="3"/><text:span text:style-name="T165">I loitered around Org for hours, watched the end of the AQ40 stream, bought seven arcane crystals from Lottiedottie, got all of my transmutes, ran Strat Live with Zokra, had Raxar make Lionheart helm, ran MC with Pughouse, winning a cool sword and T1 breastplate.</text:span><text:span text:style-name="T122">130</text:span></text:p>
      <text:p text:style-name="P37"><text:span text:style-name="T166"><text:s text:c="3"/></text:span></text:p>
      <text:p text:style-name="P38">II.XXV</text:p>
      <text:p text:style-name="P38"/>
      <text:p text:style-name="P38">I woke at Eight, played Wordle (DRYER in four,) fell back asleep until Hannah texted me at ten. I got up, changed my blood orange hoodie for my green one, grabbed my bag and walked to Ingles, bought a bag of Charleston coffee, walked down to Downing, made two cups, sat on the stoop with Hannah and had great talks.</text:p>
      <text:p text:style-name="P38"><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8"><text:s text:c="3"/>Hannah’s car was still at Taco Billy, so I walked in, gave her a head kiss, continued to Battle Cat, ordered a latte, walked to Meyers, kicked off my shoes, put a can of Coke in the fridge,<text:span text:style-name="T96">408</text:span> <text:span text:style-name="T167">painfully farmed two blood of heroes from all over EPL, finding a lot of herbs in the process.</text:span><text:span text:style-name="T123">625</text:span><text:span text:style-name="T167"> </text:span></text:p>
      <text:p text:style-name="P38"><text:s text:c="3"/><text:span text:style-name="T168">I took a bath, shaved,</text:span><text:span text:style-name="T124">648</text:span><text:span text:style-name="T168"> </text:span><text:span text:style-name="T169">turned in a libram to DM lib for head enchant, flew to BRM, raided MC with KBN, won Striker’s Mark and T1 legs, ran a LBRS with them too.</text:span><text:span text:style-name="T125">1246</text:span><text:span text:style-name="T169"> </text:span></text:p>
      <text:p text:style-name="P38"/>
      <text:p text:style-name="P39">II.XXXVI</text:p>
      <text:p text:style-name="P39"/>
      <text:p text:style-name="P39">I woke,<text:span text:style-name="T96">743</text:span> <text:span text:style-name="T170">turned in the worg pup quest, went back to bed, dozed, played Wordle (AWARD in four,) talked to Hannah on the phone, got dressed,</text:span><text:span text:style-name="T126">943</text:span><text:span text:style-name="T170"> </text:span><text:span text:style-name="T171">walked down to Downing, drank a coffee, walked back south, talking to Taylor with the clean shave/headphones, who had seen me at the Off Book show. I walked to Meyers and kicked off my flops,</text:span><text:span text:style-name="T127">1124</text:span><text:span text:style-name="T171"> </text:span><text:span text:style-name="T172">tanked the most painful LBRS ever.</text:span><text:span text:style-name="T128">211</text:span><text:span text:style-name="T172"> </text:span></text:p>
      <text:p text:style-name="P39"><text:soft-page-break/><text:s text:c="3"/><text:span text:style-name="T173">I walked to Jalisco, ordered a Starry, greeted Hannah, ordered food, ate, paid. We walked to Izzy’s, had free coffees thanks to dicy internet, walked back to the Space Bug, rode to Sand Hill. Hannah was off to book club. I asked her what her plans were for tonight and she said she was going to try to hang out with Liz, but would I want to come over and watch a movie if not?</text:span></text:p>
      <text:p text:style-name="P39"><text:s text:c="3"/><text:span text:style-name="T17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173"> </text:span></text:p>
      <text:p text:style-name="P38"><text:s text:c="3"/><text:span text:style-name="T174">I flew to Silithus, ran AQ20, winning some cool Fury pants and the higher battle shout rank, went to bed.</text:span></text:p>
      <text:p text:style-name="P38"/>
      <text:p text:style-name="P40">II.XXVII</text:p>
      <text:p text:style-name="P40"/>
      <text:p text:style-name="P40">Woke, played chess and Wordle (LODGE in five,) looked at my phone for a long time, including lots of Facebook.<text:span text:style-name="T96">1013</text:span> </text:p>
      <text:p text:style-name="P40"><text:s text:c="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27T10:13:45.282943543</dc:date>
    <meta:editing-duration>P160DT23H31M30S</meta:editing-duration>
    <meta:editing-cycles>1135</meta:editing-cycles>
    <meta:generator>LibreOffice/24.2.5.2$MacOSX_X86_64 LibreOffice_project/bffef4ea93e59bebbeaf7f431bb02b1a39ee8a59</meta:generator>
    <meta:print-date>2025-02-17T16:26:19.669351189</meta:print-date>
    <meta:document-statistic meta:table-count="0" meta:image-count="0" meta:object-count="0" meta:page-count="14" meta:paragraph-count="117" meta:word-count="4225" meta:character-count="23517" meta:non-whitespace-character-count="19172"/>
  </office:meta>
</office:document-meta>
</file>